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byssinica SIL" officeooo:rsid="00122357" officeooo:paragraph-rsid="00122357" style:font-size-asian="10.5pt"/>
    </style:style>
    <style:style style:name="P2" style:family="paragraph" style:parent-style-name="Standard">
      <style:text-properties style:font-name="Abyssinica SIL" officeooo:rsid="002ec706" officeooo:paragraph-rsid="002ec706" style:font-size-asian="10.5pt"/>
    </style:style>
    <style:style style:name="P3" style:family="paragraph" style:parent-style-name="Standard">
      <style:text-properties style:font-name="Abyssinica SIL" officeooo:rsid="00369c92" officeooo:paragraph-rsid="00369c92" style:font-size-asian="10.5pt"/>
    </style:style>
    <style:style style:name="P4" style:family="paragraph" style:parent-style-name="Standard">
      <style:text-properties style:font-name="Abyssinica SIL" officeooo:rsid="00142e81" officeooo:paragraph-rsid="00142e81" style:font-size-asian="10.5pt"/>
    </style:style>
    <style:style style:name="P5" style:family="paragraph" style:parent-style-name="Standard">
      <style:text-properties style:font-name="Abyssinica SIL" officeooo:rsid="001c061b" officeooo:paragraph-rsid="001c061b" style:font-size-asian="10.5pt"/>
    </style:style>
    <style:style style:name="P6" style:family="paragraph" style:parent-style-name="Standard">
      <style:text-properties style:font-name="Abyssinica SIL" officeooo:rsid="0026fc02" officeooo:paragraph-rsid="0026fc02" style:font-size-asian="10.5pt"/>
    </style:style>
    <style:style style:name="P7" style:family="paragraph" style:parent-style-name="Standard">
      <style:text-properties style:font-name="Abyssinica SIL" officeooo:rsid="00276eec" officeooo:paragraph-rsid="00276eec" style:font-size-asian="10.5pt"/>
    </style:style>
    <style:style style:name="P8" style:family="paragraph" style:parent-style-name="Standard">
      <style:text-properties style:font-name="Abyssinica SIL" officeooo:rsid="0039216c" officeooo:paragraph-rsid="0039216c" style:font-size-asian="10.5pt"/>
    </style:style>
    <style:style style:name="P9" style:family="paragraph" style:parent-style-name="Standard">
      <style:text-properties style:font-name="Abyssinica SIL" officeooo:rsid="00384d82" officeooo:paragraph-rsid="00384d82" style:font-size-asian="10.5pt"/>
    </style:style>
    <style:style style:name="P10" style:family="paragraph" style:parent-style-name="Standard">
      <style:text-properties style:font-name="Abyssinica SIL" officeooo:rsid="003c3f2c" officeooo:paragraph-rsid="003c3f2c" style:font-size-asian="10.5pt"/>
    </style:style>
    <style:style style:name="P11" style:family="paragraph" style:parent-style-name="Standard">
      <style:text-properties style:font-name="Abyssinica SIL" officeooo:rsid="003c8adb" officeooo:paragraph-rsid="00636f73" style:font-size-asian="10.5pt"/>
    </style:style>
    <style:style style:name="P12" style:family="paragraph" style:parent-style-name="Standard">
      <style:text-properties style:font-name="Abyssinica SIL" officeooo:rsid="004973bc" officeooo:paragraph-rsid="004973bc" style:font-size-asian="10.5pt"/>
    </style:style>
    <style:style style:name="P13" style:family="paragraph" style:parent-style-name="Standard">
      <style:text-properties style:font-name="Abyssinica SIL" officeooo:rsid="004babdb" officeooo:paragraph-rsid="004babdb" style:font-size-asian="10.5pt"/>
    </style:style>
    <style:style style:name="P14" style:family="paragraph" style:parent-style-name="Standard">
      <style:text-properties style:font-name="Abyssinica SIL" officeooo:rsid="0049796a" officeooo:paragraph-rsid="0049796a" style:font-size-asian="10.5pt"/>
    </style:style>
    <style:style style:name="P15" style:family="paragraph" style:parent-style-name="Standard">
      <style:text-properties style:font-name="Abyssinica SIL" officeooo:rsid="00533728" officeooo:paragraph-rsid="00533728" style:font-size-asian="10.5pt"/>
    </style:style>
    <style:style style:name="P16" style:family="paragraph" style:parent-style-name="Standard">
      <style:text-properties style:font-name="Abyssinica SIL" officeooo:rsid="00537e8f" officeooo:paragraph-rsid="00537e8f" style:font-size-asian="10.5pt"/>
    </style:style>
    <style:style style:name="P17" style:family="paragraph" style:parent-style-name="Standard">
      <style:text-properties style:font-name="Abyssinica SIL" officeooo:rsid="0054df13" officeooo:paragraph-rsid="0054df13" style:font-size-asian="10.5pt"/>
    </style:style>
    <style:style style:name="P18" style:family="paragraph" style:parent-style-name="Standard">
      <style:text-properties style:font-name="Abyssinica SIL" officeooo:rsid="00567d1e" officeooo:paragraph-rsid="00567d1e" style:font-size-asian="10.5pt"/>
    </style:style>
    <style:style style:name="P19" style:family="paragraph" style:parent-style-name="Standard">
      <style:text-properties style:font-name="Abyssinica SIL" officeooo:rsid="0057c67b" officeooo:paragraph-rsid="0057c67b" style:font-size-asian="10.5pt"/>
    </style:style>
    <style:style style:name="P20" style:family="paragraph" style:parent-style-name="Standard">
      <style:text-properties style:font-name="Abyssinica SIL" officeooo:rsid="00597eff" officeooo:paragraph-rsid="00597eff" style:font-size-asian="10.5pt"/>
    </style:style>
    <style:style style:name="P21" style:family="paragraph" style:parent-style-name="Standard">
      <style:text-properties style:font-name="Abyssinica SIL" officeooo:rsid="0059bb61" officeooo:paragraph-rsid="0059bb61" style:font-size-asian="10.5pt"/>
    </style:style>
    <style:style style:name="P22" style:family="paragraph" style:parent-style-name="Standard">
      <style:text-properties style:font-name="Abyssinica SIL" officeooo:rsid="005b3598" officeooo:paragraph-rsid="005b3598" style:font-size-asian="10.5pt"/>
    </style:style>
    <style:style style:name="P23" style:family="paragraph" style:parent-style-name="Standard">
      <style:text-properties style:font-name="Abyssinica SIL" officeooo:rsid="005f87f4" officeooo:paragraph-rsid="005f87f4" style:font-size-asian="10.5pt"/>
    </style:style>
    <style:style style:name="P24" style:family="paragraph" style:parent-style-name="Standard">
      <style:text-properties style:font-name="Abyssinica SIL" officeooo:rsid="005fbe39" officeooo:paragraph-rsid="005fbe39" style:font-size-asian="10.5pt"/>
    </style:style>
    <style:style style:name="P25" style:family="paragraph" style:parent-style-name="Standard">
      <style:text-properties style:font-name="Abyssinica SIL" officeooo:rsid="0050d0c3" officeooo:paragraph-rsid="0050d0c3" style:font-size-asian="10.5pt"/>
    </style:style>
    <style:style style:name="P26" style:family="paragraph" style:parent-style-name="Standard">
      <style:text-properties style:font-name="Abyssinica SIL" officeooo:rsid="0061592d" officeooo:paragraph-rsid="0061592d" style:font-size-asian="10.5pt"/>
    </style:style>
    <style:style style:name="P27" style:family="paragraph" style:parent-style-name="Standard">
      <style:text-properties style:font-name="Abyssinica SIL" officeooo:rsid="00619bf8" officeooo:paragraph-rsid="00619bf8" style:font-size-asian="10.5pt"/>
    </style:style>
    <style:style style:name="P28" style:family="paragraph" style:parent-style-name="Standard">
      <style:text-properties style:font-name="Abyssinica SIL" officeooo:rsid="005f6975" officeooo:paragraph-rsid="005f6975" style:font-size-asian="10.5pt"/>
    </style:style>
    <style:style style:name="P29" style:family="paragraph" style:parent-style-name="Standard">
      <style:text-properties style:font-name="Abyssinica SIL" officeooo:rsid="0061dd0b" officeooo:paragraph-rsid="0061dd0b" style:font-size-asian="10.5pt"/>
    </style:style>
    <style:style style:name="P30" style:family="paragraph" style:parent-style-name="Standard">
      <style:paragraph-properties fo:break-before="page"/>
      <style:text-properties style:font-name="Abyssinica SIL" officeooo:rsid="001d9b58" officeooo:paragraph-rsid="001d9b58" style:font-size-asian="10.5pt"/>
    </style:style>
    <style:style style:name="P31" style:family="paragraph" style:parent-style-name="Title">
      <style:paragraph-properties fo:break-before="page"/>
    </style:style>
    <style:style style:name="P32" style:family="paragraph" style:parent-style-name="Subtitle">
      <style:paragraph-properties fo:break-before="page"/>
    </style:style>
    <style:style style:name="P33" style:family="paragraph" style:parent-style-name="Standard" style:list-style-name="L1">
      <style:text-properties style:font-name="Abyssinica SIL" officeooo:rsid="00127871" officeooo:paragraph-rsid="00127871" style:font-size-asian="10.5pt"/>
    </style:style>
    <style:style style:name="P34" style:family="paragraph" style:parent-style-name="Standard" style:list-style-name="L1">
      <style:text-properties style:font-name="Abyssinica SIL" officeooo:rsid="00369c92" officeooo:paragraph-rsid="00369c92" style:font-size-asian="10.5pt"/>
    </style:style>
    <style:style style:name="P35" style:family="paragraph" style:parent-style-name="Standard" style:list-style-name="L1">
      <style:text-properties style:font-name="Abyssinica SIL" officeooo:rsid="00142e81" officeooo:paragraph-rsid="00142e81" style:font-size-asian="10.5pt"/>
    </style:style>
    <style:style style:name="P36" style:family="paragraph" style:parent-style-name="Standard" style:list-style-name="L1">
      <style:text-properties style:font-name="Abyssinica SIL" officeooo:rsid="0042dd85" officeooo:paragraph-rsid="0042dd85" style:font-size-asian="10.5pt"/>
    </style:style>
    <style:style style:name="P37" style:family="paragraph" style:parent-style-name="Standard" style:list-style-name="L1">
      <style:text-properties style:font-name="Abyssinica SIL" officeooo:rsid="00354785" officeooo:paragraph-rsid="00354785" style:font-size-asian="10.5pt"/>
    </style:style>
    <style:style style:name="P38" style:family="paragraph" style:parent-style-name="Standard" style:list-style-name="L1">
      <style:text-properties style:font-name="Abyssinica SIL" officeooo:rsid="0013578a" officeooo:paragraph-rsid="0013578a" style:font-size-asian="10.5pt"/>
    </style:style>
    <style:style style:name="P39" style:family="paragraph" style:parent-style-name="Standard" style:list-style-name="L2">
      <style:text-properties style:font-name="Abyssinica SIL" officeooo:rsid="001c061b" officeooo:paragraph-rsid="001c061b" style:font-size-asian="10.5pt"/>
    </style:style>
    <style:style style:name="P40" style:family="paragraph" style:parent-style-name="Standard" style:list-style-name="L2">
      <style:text-properties style:font-name="Abyssinica SIL" officeooo:rsid="002fbdb0" officeooo:paragraph-rsid="0030ab0f" style:font-size-asian="10.5pt"/>
    </style:style>
    <style:style style:name="P41" style:family="paragraph" style:parent-style-name="Standard" style:list-style-name="L3">
      <style:text-properties style:font-name="Abyssinica SIL" officeooo:rsid="001d9b58" officeooo:paragraph-rsid="001d9b58" style:font-size-asian="10.5pt"/>
    </style:style>
    <style:style style:name="P42" style:family="paragraph" style:parent-style-name="Standard" style:list-style-name="L3">
      <style:text-properties style:font-name="Abyssinica SIL" officeooo:rsid="0022b04a" officeooo:paragraph-rsid="0022b04a" style:font-size-asian="10.5pt"/>
    </style:style>
    <style:style style:name="P43" style:family="paragraph" style:parent-style-name="Standard" style:list-style-name="L3">
      <style:text-properties style:font-name="Abyssinica SIL" officeooo:rsid="002439e0" officeooo:paragraph-rsid="002439e0" style:font-size-asian="10.5pt"/>
    </style:style>
    <style:style style:name="P44" style:family="paragraph" style:parent-style-name="Standard" style:list-style-name="L3">
      <style:text-properties style:font-name="Abyssinica SIL" officeooo:rsid="0033d499" officeooo:paragraph-rsid="0033d499" style:font-size-asian="10.5pt"/>
    </style:style>
    <style:style style:name="P45" style:family="paragraph" style:parent-style-name="Standard" style:list-style-name="L4">
      <style:text-properties style:font-name="Abyssinica SIL" officeooo:rsid="0026fc02" officeooo:paragraph-rsid="0026fc02" style:font-size-asian="10.5pt"/>
    </style:style>
    <style:style style:name="P46" style:family="paragraph" style:parent-style-name="Standard" style:list-style-name="L5">
      <style:text-properties style:font-name="Abyssinica SIL" officeooo:rsid="00276eec" officeooo:paragraph-rsid="00276eec" style:font-size-asian="10.5pt"/>
    </style:style>
    <style:style style:name="P47" style:family="paragraph" style:parent-style-name="Standard" style:list-style-name="L5">
      <style:text-properties style:font-name="Abyssinica SIL" officeooo:rsid="003bc6f7" officeooo:paragraph-rsid="003bc6f7" style:font-size-asian="10.5pt"/>
    </style:style>
    <style:style style:name="P48" style:family="paragraph" style:parent-style-name="Standard">
      <style:text-properties style:font-name="Abyssinica SIL" officeooo:rsid="0064c03f" officeooo:paragraph-rsid="0064c03f" style:font-size-asian="10.5pt"/>
    </style:style>
    <style:style style:name="P49" style:family="paragraph" style:parent-style-name="Heading_20_1">
      <style:text-properties officeooo:rsid="004f1eac"/>
    </style:style>
    <style:style style:name="P50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1aad"/>
    </style:style>
    <style:style style:name="T5" style:family="text">
      <style:text-properties officeooo:rsid="00168caf"/>
    </style:style>
    <style:style style:name="T6" style:family="text">
      <style:text-properties officeooo:rsid="001891f1"/>
    </style:style>
    <style:style style:name="T7" style:family="text">
      <style:text-properties officeooo:rsid="001c061b"/>
    </style:style>
    <style:style style:name="T8" style:family="text">
      <style:text-properties officeooo:rsid="001edaba"/>
    </style:style>
    <style:style style:name="T9" style:family="text">
      <style:text-properties officeooo:rsid="00283e73"/>
    </style:style>
    <style:style style:name="T10" style:family="text">
      <style:text-properties officeooo:rsid="003329ac"/>
    </style:style>
    <style:style style:name="T11" style:family="text">
      <style:text-properties officeooo:rsid="00354785"/>
    </style:style>
    <style:style style:name="T12" style:family="text">
      <style:text-properties officeooo:rsid="00385dc7"/>
    </style:style>
    <style:style style:name="T13" style:family="text">
      <style:text-properties officeooo:rsid="003c8adb"/>
    </style:style>
    <style:style style:name="T14" style:family="text">
      <style:text-properties officeooo:rsid="003f9ebf"/>
    </style:style>
    <style:style style:name="T15" style:family="text">
      <style:text-properties officeooo:rsid="0040c532"/>
    </style:style>
    <style:style style:name="T16" style:family="text">
      <style:text-properties officeooo:rsid="00446983"/>
    </style:style>
    <style:style style:name="T17" style:family="text">
      <style:text-properties officeooo:rsid="00478936"/>
    </style:style>
    <style:style style:name="T18" style:family="text">
      <style:text-properties officeooo:rsid="0047efda"/>
    </style:style>
    <style:style style:name="T19" style:family="text">
      <style:text-properties officeooo:rsid="00522eb7"/>
    </style:style>
    <style:style style:name="T20" style:family="text">
      <style:text-properties officeooo:rsid="00567d1e"/>
    </style:style>
    <style:style style:name="T21" style:family="text">
      <style:text-properties officeooo:rsid="0059bb61"/>
    </style:style>
    <style:style style:name="T22" style:family="text">
      <style:text-properties officeooo:rsid="005b3598"/>
    </style:style>
    <style:style style:name="T23" style:family="text">
      <style:text-properties officeooo:rsid="005d2e27"/>
    </style:style>
    <style:style style:name="T24" style:family="text">
      <style:text-properties officeooo:rsid="005f697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uneo Image</text:p>
      <text:p text:style-name="Subtitle">Sitio para subir y compartir imagenes.</text:p>
      <text:p text:style-name="P1"/>
      <text:p text:style-name="P32">Caracteristicas</text:p>
      <text:p text:style-name="P2">A corto y largo plazo</text:p>
      <text:list xml:id="list3515059222123518769" text:style-name="L1">
        <text:list-item>
          <text:p text:style-name="P33">Subir imagenes de alta calidad</text:p>
        </text:list-item>
        <text:list-item>
          <text:p text:style-name="P34">Visitantes se pueden registrar mediante el <text:span text:style-name="T1">sistema del sitio</text:span> o con facebook.</text:p>
        </text:list-item>
        <text:list-item>
          <text:p text:style-name="P33">Generar url cortos <text:span text:style-name="T5">y personalizables (titulo, imagen enlazada, imagen presentada)</text:span></text:p>
        </text:list-item>
        <text:list-item>
          <text:p text:style-name="P33">Creacion de galerias</text:p>
        </text:list-item>
        <text:list-item>
          <text:p text:style-name="P35"><text:span text:style-name="T20">Grupos</text:span> básic<text:span text:style-name="T20">o</text:span>s para las imagenes (Top, New)</text:p>
        </text:list-item>
        <text:list-item>
          <text:p text:style-name="P36">Grupo “Abierto”, este grupo se encuentran todas las imagenes sin grupo y son visibles a cualquier persona.</text:p>
        </text:list-item>
        <text:list-item>
          <text:p text:style-name="P33">Creacion de grupos/<text:span text:style-name="T7">categorias publicas o privadas</text:span> para compartir imagenes</text:p>
        </text:list-item>
        <text:list-item>
          <text:p text:style-name="P33">Etiquetas para las imagenes</text:p>
        </text:list-item>
        <text:list-item>
          <text:p text:style-name="P37">Buscador de imagenes y grupos publicos</text:p>
        </text:list-item>
        <text:list-item>
          <text:p text:style-name="P38">Creacion de thumbnails</text:p>
        </text:list-item>
        <text:list-item>
          <text:p text:style-name="P38">Autogeneración de código HTML, BBCODE, <text:span text:style-name="T6">etc.</text:span> para <text:span text:style-name="T2">copiar y pegar</text:span> en otro sitio.</text:p>
        </text:list-item>
        <text:list-item>
          <text:p text:style-name="P35">Sistema de reputación para usuarios y valoración de imagenes</text:p>
        </text:list-item>
        <text:list-item>
          <text:p text:style-name="P35"><text:s/>Top de imagenes más votadas/<text:span text:style-name="T4">comentadas.</text:span></text:p>
        </text:list-item>
        <text:list-item>
          <text:p text:style-name="P35"><text:s/>Sección de comentarios de imagenes y perfiles de usuario</text:p>
        </text:list-item>
        <text:list-item>
          <text:p text:style-name="P35"><text:s/><text:span text:style-name="T11">Contraseña con cifrado básico.</text:span></text:p>
        </text:list-item>
      </text:list>
      <text:p text:style-name="P4"/>
      <text:p text:style-name="P32">Usuarios</text:p>
      <text:p text:style-name="P5">Los permisos se heredan <text:span text:style-name="T1">Visitante &gt; Usuarios Registrado &gt; Administrador</text:span>.</text:p>
      <text:h text:style-name="Heading_20_1" text:outline-level="1">Visitante</text:h>
      <text:list xml:id="list3440560816140745763" text:style-name="L2">
        <text:list-item>
          <text:p text:style-name="P39">Puede registrarse al sitio</text:p>
        </text:list-item>
        <text:list-item>
          <text:p text:style-name="P39">Puede ver imagenes</text:p>
        </text:list-item>
        <text:list-item>
          <text:p text:style-name="P39">Puede ver categorias publicas y basicas</text:p>
        </text:list-item>
        <text:list-item>
          <text:p text:style-name="P40">Puede hacer comentarios usando la api para comentarios de <text:span text:style-name="T1">facebook</text:span></text:p>
        </text:list-item>
      </text:list>
      <text:h text:style-name="Heading_20_1" text:outline-level="1">Usuario Registrado</text:h>
      <text:list xml:id="list2584576956925858360" text:style-name="L3">
        <text:list-item>
          <text:p text:style-name="P41">Puede subir imagenes publicas y a categorias publicas y privadas a las que tenga acceso.</text:p>
        </text:list-item>
        <text:list-item>
          <text:p text:style-name="P41">Puede crear categorias privadas e invitar a la gente que quiera.</text:p>
        </text:list-item>
        <text:list-item>
          <text:p text:style-name="P41">Puede personalizar su perfil, <text:span text:style-name="T8">subiendo una imagen de perfil y datos basicos.</text:span></text:p>
        </text:list-item>
        <text:list-item>
          <text:p text:style-name="P42">Puede votar una imagen de forma positiva o negativa (puede cancelar su voto en cualquier momento).</text:p>
        </text:list-item>
        <text:list-item>
          <text:p text:style-name="P43">Poseen herramientas basicas de administración de sus imagenes.</text:p>
          <text:list>
            <text:list-item>
              <text:p text:style-name="P44">Disponibilidad (sí o no)</text:p>
            </text:list-item>
            <text:list-item>
              <text:p text:style-name="P44">Accesibilidad (que grupos pueden ver la imagen)</text:p>
            </text:list-item>
          </text:list>
        </text:list-item>
        <text:list-item>
          <text:p text:style-name="P43">Pueden agregar imagenes a<text:span text:style-name="T10">j</text:span>enas a imagenes favoritas (y verlas despues).</text:p>
        </text:list-item>
      </text:list>
      <text:h text:style-name="Heading_20_1" text:outline-level="1">Administrador</text:h>
      <text:list xml:id="list57226888059551499" text:style-name="L4">
        <text:list-item>
          <text:p text:style-name="P45">Puede borrar usuarios, comentarios e imagenes de forma instantanea</text:p>
        </text:list-item>
      </text:list>
      <text:p text:style-name="P6"/>
      <text:p text:style-name="P30">Perfil de <text:span text:style-name="T3">usuario registrado</text:span></text:p>
      <text:p text:style-name="P7">Caracteristicas <text:span text:style-name="T16">que tiene cada usuario registrado:</text:span></text:p>
      <text:list xml:id="list3615664939189612141" text:style-name="L5">
        <text:list-item>
          <text:p text:style-name="P46">Imagen de perfil <text:span text:style-name="T9">(externa o subir imagen local)</text:span></text:p>
        </text:list-item>
        <text:list-item>
          <text:p text:style-name="P46">Edad</text:p>
        </text:list-item>
        <text:list-item>
          <text:p text:style-name="P46">Correo (posibilidad de cambiar correo)</text:p>
        </text:list-item>
        <text:list-item>
          <text:p text:style-name="P46">Contraseña (posibilidad de cambiar contraseña)</text:p>
        </text:list-item>
        <text:list-item>
          <text:p text:style-name="P47">Administración de imagenes</text:p>
        </text:list-item>
      </text:list>
      <text:h text:style-name="P50" text:outline-level="1">Navegación</text:h>
      <text:h text:style-name="Heading_20_2" text:outline-level="2">Menu</text:h>
      <text:h text:style-name="Heading_20_3" text:outline-level="3">Visitante</text:h>
      <text:p text:style-name="P3">INICIO <text:span text:style-name="T13">← Pagina inicial/Home, muestra las imagenes del grupo “Abierto”</text:span></text:p>
      <text:p text:style-name="P8">TOP <text:span text:style-name="T14">← Imagenes mas populares</text:span></text:p>
      <text:p text:style-name="P8">NEW <text:span text:style-name="T14">← Imagenes recien subidas</text:span></text:p>
      <text:p text:style-name="P8">GRUPOS ← Publicos</text:p>
      <text:p text:style-name="P9">ENTRAR (Conectarse o Registrarse) ← <text:span text:style-name="T12">Formulario visible instantaneamente</text:span></text:p>
      <text:h text:style-name="Heading_20_3" text:outline-level="3">Usuario registrado / <text:span text:style-name="T18">Administrador</text:span></text:h>
      <text:p text:style-name="P10">INICIO</text:p>
      <text:p text:style-name="P10">TOP</text:p>
      <text:p text:style-name="P10">NEW</text:p>
      <text:p text:style-name="P11">GRUPOS ← Ver tus grupos privadas/publicos a los que estas suscrito o son tuyos</text:p>
      <text:p text:style-name="P11"><text:tab/>BUSCAR ← Buscar otros grupos publicos</text:p>
      <text:p text:style-name="P11"><text:tab/>ADMINISTRAR ← Te permite administrar tus propios grupos, <text:span text:style-name="T17">borrarlos, agregar gente o cambiar su perfil (privado ↔ publico).</text:span></text:p>
      <text:p text:style-name="P10">SUBIR IMAGEN <text:span text:style-name="T15">← Permite subir una imagen y agregarla a un grupo publico, privado o abierto.</text:span></text:p>
      <text:p text:style-name="P10"><text:tab/><text:span text:style-name="T16">ADMINISTRAR IMAGENES ← Te permite modificar las propiedades de tus imagenes o realizar acciones: borrar imagenes, asignar grupos a los que la imagen sea visible, asignar etiquetas para facilitar su busqueda, modificar los enlaces externos (short links).</text:span></text:p>
      <text:p text:style-name="P31">Sketch book</text:p>
      <text:p text:style-name="Subtitle">Vistas</text:p>
      <text:p text:style-name="P12"/>
      <text:p text:style-name="P14">Esta seccion enlista las vistas necesarias para la creacion del sitio.</text:p>
      <text:p text:style-name="P31">Modelo</text:p>
      <text:p text:style-name="P25">Modelo <text:span text:style-name="T19">que cubre las necesidades del sitio, debido a que se usa la libreria “Tank Auth” solo se agregaran mejoras al esquema original para volverlo compatible con el sistema</text:span>.</text:p>
      <text:p text:style-name="P26">Los siguientes cambios son los necesarios hechos a las tablas de Tank Auth.</text:p>
      <text:p text:style-name="P26">Las siguientes tablas son originales del modelo para RI.</text:p>
      <text:h text:style-name="Heading_20_1" text:outline-level="1">USERS (Tank Auth)</text:h>
      <text:p text:style-name="P27"/>
      <text:h text:style-name="P49" text:outline-level="1">IMAGEN</text:h>
      <text:p text:style-name="P15">imagen_id</text:p>
      <text:p text:style-name="P15">imagen_<text:span text:style-name="T24">ruta</text:span></text:p>
      <text:p text:style-name="P28">imagen_titulo</text:p>
      <text:p text:style-name="P29">imagen_descripcion</text:p>
      <text:p text:style-name="P27">usuario_id<text:tab/><text:tab/><text:tab/><text:tab/><text:tab/><text:tab/><text:tab/><text:tab/><text:tab/><text:tab/>Foranea: users</text:p>
      <text:h text:style-name="Heading_20_1" text:outline-level="1">IMAGEN_ETIQUETA</text:h>
      <text:p text:style-name="P23">imagen_etiqueta_id</text:p>
      <text:p text:style-name="P23">imagen_id<text:tab/><text:tab/><text:tab/><text:tab/><text:tab/><text:tab/><text:tab/><text:tab/><text:tab/><text:tab/>Foranea: imagen</text:p>
      <text:p text:style-name="P23">imagen_etiqueta_nombre</text:p>
      <text:h text:style-name="Heading_20_1" text:outline-level="1">IMAGEN_VOTO</text:h>
      <text:p text:style-name="P15">imagen_voto_id</text:p>
      <text:p text:style-name="P15">imagen_id</text:p>
      <text:p text:style-name="P16">usuario_id<text:tab/><text:tab/><text:tab/><text:tab/><text:tab/><text:tab/><text:tab/><text:tab/><text:tab/><text:tab/><text:span text:style-name="T23">Foranea: users</text:span></text:p>
      <text:p text:style-name="P17">imagen_voto_tipo</text:p>
      <text:h text:style-name="Heading_20_1" text:outline-level="1">IMAGEN_GRUPO</text:h>
      <text:p text:style-name="P17">imagen_grupo_id</text:p>
      <text:p text:style-name="P19">imagen_id</text:p>
      <text:p text:style-name="P18">grupo_id<text:tab/><text:tab/><text:tab/><text:tab/><text:tab/><text:tab/><text:tab/><text:tab/><text:tab/><text:tab/><text:span text:style-name="T22">Foranea: grupo</text:span></text:p>
      <text:h text:style-name="Heading_20_1" text:outline-level="1">GRUPO</text:h>
      <text:p text:style-name="P18">grupo_id</text:p>
      <text:p text:style-name="P18">grupo_nombre</text:p>
      <text:p text:style-name="P18">grupo_<text:span text:style-name="T21">categoria<text:tab/><text:tab/><text:tab/>enum<text:tab/><text:tab/>['publico','privado']</text:span></text:p>
      <text:h text:style-name="Heading_20_1" text:outline-level="1"><text:soft-page-break/>GRUPO_USUARIO</text:h>
      <text:p text:style-name="P22">grupo_usuario_id</text:p>
      <text:p text:style-name="P22">grupo_id</text:p>
      <text:p text:style-name="P22">usuario_id<text:tab/><text:tab/><text:tab/><text:tab/><text:tab/><text:tab/><text:tab/><text:tab/><text:tab/><text:tab/>Foranea: users</text:p>
      <text:h text:style-name="Heading_20_1" text:outline-level="1">URL</text:h>
      <text:p text:style-name="P20">url_id</text:p>
      <text:p text:style-name="P20">imagen_id<text:tab/><text:tab/><text:tab/><text:tab/><text:tab/><text:tab/><text:tab/><text:tab/><text:tab/><text:tab/><text:span text:style-name="T23">Foraneo: imagen</text:span></text:p>
      <text:p text:style-name="P21">url_regular</text:p>
      <text:p text:style-name="P21">url_short</text:p>
      <text:p text:style-name="P31">Sistemas avanzados</text:p>
      <text:p text:style-name="P13">Aqui se enlistan todas las apis, librerias o recursos externos usados para lograr cualquier caracteristica del sistema final.</text:p>
      <text:h text:style-name="Heading_20_1" text:outline-level="1">Sistema de autenticacion: Tank Auth.</text:h>
      <text:p text:style-name="P13"><text:a xlink:type="simple" xlink:href="http://konyukhov.com/soft/tank_auth/">http://konyukhov.com/soft/tank_auth/</text:a></text:p>
      <text:h text:style-name="Heading_20_1" text:outline-level="1">Clave de encriptacion</text:h>
      <text:p text:style-name="P24">$config['encryption_key']</text:p>
      <text:p text:style-name="P24">Obtenida desde</text:p>
      <text:p text:style-name="P24"><text:a xlink:type="simple" xlink:href="http://randomkeygen.com/">http://randomkeygen.com/</text:a></text:p>
      <text:p text:style-name="P48"/>
      <text:p text:style-name="P48">Twitter Bootstrap 3.2.0</text:p>
      <text:p text:style-name="P48">Awesome Font 4.2.0</text:p>
      <text:p text:style-name="P48">Jquery 1.1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9:58:37.870358980</meta:creation-date>
    <dc:date>2014-09-02T16:18:46.028969552</dc:date>
    <meta:editing-duration>PT7H2M8S</meta:editing-duration>
    <meta:editing-cycles>85</meta:editing-cycles>
    <meta:generator>LibreOffice/4.2.4.2$Linux_X86_64 LibreOffice_project/420m0$Build-2</meta:generator>
    <meta:document-statistic meta:table-count="0" meta:image-count="0" meta:object-count="0" meta:page-count="9" meta:paragraph-count="112" meta:word-count="613" meta:character-count="4214" meta:non-whitespace-character-count="3683"/>
  </office:meta>
</office:document-meta>
</file>